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line-height="150%" fo:text-indent="0cm"/>
    </style:style>
    <style:style style:name="P8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22pt" style:font-size-asian="22pt" style:font-size-complex="22pt"/>
    </style:style>
    <style:style style:name="T4" style:family="text">
      <style:text-properties fo:color="#4c4c4c" fo:font-family="'DejaVu Serif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97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Leitura Formatada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4.231cm" svg:height="1.153cm" svg:x="3.446cm" svg:y="14.981cm">
          <draw:text-box>
            <text:p text:style-name="P2"><text:span text:style-name="T2">Managing </text:span><text:span text:style-name="T3">Access Logs in Busines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683cm" svg:height="1.153cm" svg:x="3.446cm" svg:y="2.281cm">
          <draw:text-box>
            <text:p text:style-name="P2"><text:span text:style-name="T2">What is HIPA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8" draw:layer="layout" svg:width="18.415cm" svg:height="8.89cm" svg:x="5.715cm" svg:y="9.525cm">
          <draw:text-box>
            <text:p text:style-name="P7"><text:span text:style-name="T4">HIPAA is a set of rules and regulations contained in laws set forth by the United States Government to protect patients, doctors, and even practices throughout the countr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3</meta:editing-cycles>
    <meta:editing-duration>PT03H17M14S</meta:editing-duration>
    <meta:initial-creator>Sérgio Lopes </meta:initial-creator>
    <dc:date>2010-09-22T21:18:09</dc:date>
    <dc:creator>Sérgio Lopes </dc:creator>
    <meta:document-statistic meta:object-count="1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